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9000000CB2D67B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6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566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ontact_20_Footer">
      <style:text-properties officeooo:paragraph-rsid="00785e98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0" style:family="paragraph" style:parent-style-name="Table_20_Contents">
      <style:paragraph-properties fo:margin-top="0.049cm" fo:margin-bottom="0.049cm" style:contextual-spacing="false" fo:text-align="end" style:justify-single-word="false"/>
    </style:style>
    <style:style style:name="P11" style:family="paragraph" style:parent-style-name="Table_20_Contents">
      <style:paragraph-properties fo:margin-top="0.049cm" fo:margin-bottom="0.049cm" style:contextual-spacing="false"/>
      <style:text-properties fo:font-weight="bold" officeooo:rsid="0072cd00" style:font-weight-asian="bold" style:font-weight-complex="bold"/>
    </style:style>
    <style:style style:name="P12" style:family="paragraph" style:parent-style-name="Table_20_Contents">
      <style:paragraph-properties fo:margin-top="0.049cm" fo:margin-bottom="0.101cm" style:contextual-spacing="false"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margin-top="0.049cm" fo:margin-bottom="0.101cm" style:contextual-spacing="false"/>
      <style:text-properties fo:font-weight="bold" officeooo:rsid="0070fdc8" officeooo:paragraph-rsid="000ad279" style:font-weight-asian="bold" style:font-weight-complex="bold"/>
    </style:style>
    <style:style style:name="P14" style:family="paragraph" style:parent-style-name="Table_20_Contents">
      <style:paragraph-properties fo:margin-top="0.049cm" fo:margin-bottom="0.101cm" style:contextual-spacing="false"/>
      <style:text-properties fo:font-weight="bold" officeooo:rsid="00769059" style:font-weight-asian="bold" style:font-weight-complex="bold"/>
    </style:style>
    <style:style style:name="P15" style:family="paragraph" style:parent-style-name="Table_20_Contents">
      <style:paragraph-properties fo:margin-top="0.049cm" fo:margin-bottom="0.049cm" style:contextual-spacing="false"/>
      <style:text-properties fo:font-weight="bold" officeooo:rsid="0079556c" officeooo:paragraph-rsid="0079556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8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9" style:family="paragraph" style:parent-style-name="Table_20_References_20_Contents">
      <style:text-properties officeooo:rsid="0079556c" officeooo:paragraph-rsid="0079556c"/>
    </style:style>
    <style:style style:name="P20" style:family="paragraph" style:parent-style-name="Table_20_References_20_Contents">
      <style:paragraph-properties fo:text-align="start" style:justify-single-word="false"/>
      <style:text-properties officeooo:rsid="0079556c" officeooo:paragraph-rsid="0079556c"/>
    </style:style>
    <style:style style:name="P21" style:family="paragraph" style:parent-style-name="Address_20_Cover">
      <style:text-properties officeooo:rsid="007de08f" officeooo:paragraph-rsid="007de08f"/>
    </style:style>
    <style:style style:name="P22" style:family="paragraph" style:parent-style-name="Contact_20_Footer">
      <style:text-properties officeooo:paragraph-rsid="007a355c"/>
    </style:style>
    <style:style style:name="P23" style:family="paragraph" style:parent-style-name="Présent">
      <style:text-properties officeooo:paragraph-rsid="007c433f"/>
    </style:style>
    <style:style style:name="T1" style:family="text">
      <style:text-properties officeooo:rsid="00785e98"/>
    </style:style>
    <style:style style:name="T2" style:family="text">
      <style:text-properties fo:language="zxx" fo:country="none"/>
    </style:style>
    <style:style style:name="T3" style:family="text">
      <style:text-properties officeooo:rsid="00032035"/>
    </style:style>
    <style:style style:name="T4" style:family="text">
      <style:text-properties officeooo:rsid="006e0fe7"/>
    </style:style>
    <style:style style:name="T5" style:family="text">
      <style:text-properties officeooo:rsid="006f9751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14d3b" style:font-size-asian="9pt" style:font-size-complex="9pt"/>
    </style:style>
    <style:style style:name="T8" style:family="text">
      <style:text-properties officeooo:rsid="007a355c"/>
    </style:style>
    <style:style style:name="T9" style:family="text">
      <style:text-properties officeooo:rsid="007c433f"/>
    </style:style>
    <style:style style:name="T10" style:family="text">
      <style:text-properties officeooo:rsid="007de08f"/>
    </style:style>
    <style:style style:name="T11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19">$$customerCompany$$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19">$$companyResponsible$$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19">$$customerContact$$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19">$$companyConsultant$$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19">$$customerAddress1$$</text:p>
            <text:p text:style-name="P20"><text:span text:style-name="T7">$$customerAddress</text:span><text:span text:style-name="T6">2</text:span><text:span text:style-name="T7">$$</text:span>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">Référence du projet</text:p>
          </table:table-cell>
          <table:table-cell table:style-name="Table6.B1" office:value-type="string">
            <text:p text:style-name="P14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12">Date du document</text:p>
          </table:table-cell>
          <table:table-cell table:style-name="Table6.D1" office:value-type="string">
            <text:p text:style-name="P13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0">Intitulé de la prestation</text:p>
          </table:table-cell>
          <table:table-cell table:style-name="Table6.B2" table:number-columns-spanned="3" office:value-type="string">
            <text:p text:style-name="P11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0">Nature de la mission</text:p>
          </table:table-cell>
          <table:table-cell table:style-name="Table6.B3" table:number-columns-spanned="3" office:value-type="string">
            <text:p text:style-name="P15">$$activityDEscription$$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9"><text:span text:style-name="T8">$$activityMonth$$</text:span> <text:span text:style-name="T8">$$activityYear$$</text:span> – Semaine <text:span text:style-name="T8">$$activityWeek$$</text:span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6">Jour</text:p>
              </table:table-cell>
              <table:table-cell table:style-name="Tableau2.B1" office:value-type="string">
                <text:p text:style-name="P6">½</text:p>
              </table:table-cell>
              <table:table-cell table:style-name="Tableau2.C1" office:value-type="string">
                <text:p text:style-name="P6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16">$$day1$$</text:p>
            </table:table-cell>
            <table:table-cell table:style-name="Tableau2.B2" office:value-type="string">
              <text:p text:style-name="Présent"><text:span text:style-name="T9">$$</text:span>AM<text:span text:style-name="T9">1$$</text:span></text:p>
            </table:table-cell>
            <table:table-cell table:style-name="Tableau2.C3" table:number-rows-spanned="2" office:value-type="string">
              <text:p text:style-name="P8"/>
            </table:table-cell>
          </table:table-row>
          <table:table-row table:style-name="Tableau2.3">
            <table:covered-table-cell/>
            <table:table-cell table:style-name="Tableau2.B3" office:value-type="string">
              <text:p text:style-name="P23"><text:span text:style-name="T9">$$P</text:span>M<text:span text:style-name="T9">1$$</text:span></text:p>
            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16">$$day2$$</text:p>
            </table:table-cell>
            <table:table-cell table:style-name="Tableau2.B4" office:value-type="string">
              <text:p text:style-name="P23"><text:span text:style-name="T9">$$</text:span>AM<text:span text:style-name="T9">2$$</text:span></text:p>
            </table:table-cell>
            <table:table-cell table:style-name="Tableau2.C5" table:number-rows-spanned="2" office:value-type="string">
              <text:p text:style-name="P8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P23"><text:span text:style-name="T9">$$P</text:span>M<text:span text:style-name="T9">2$$</text:span></text:p>
            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7">$$day3$$</text:p>
            </table:table-cell>
            <table:table-cell table:style-name="Tableau2.B6" office:value-type="string">
              <text:p text:style-name="P23"><text:span text:style-name="T9">$$</text:span>AM<text:span text:style-name="T9">3$$</text:span></text:p>
            </table:table-cell>
            <table:table-cell table:style-name="Tableau2.C7" table:number-rows-spanned="2" office:value-type="string">
              <text:p text:style-name="P7"/>
              <text:p text:style-name="P8"/>
            </table:table-cell>
          </table:table-row>
          <table:table-row table:style-name="Tableau2.7">
            <table:covered-table-cell/>
            <table:table-cell table:style-name="Tableau2.B7" office:value-type="string">
              <text:p text:style-name="P23"><text:span text:style-name="T9">$$P</text:span>M<text:span text:style-name="T9">3$$</text:span></text:p>
            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7">$$day4$$</text:p>
            </table:table-cell>
            <table:table-cell table:style-name="Tableau2.B8" office:value-type="string">
              <text:p text:style-name="P23"><text:span text:style-name="T9">$$</text:span>AM<text:span text:style-name="T9">4$$</text:span></text:p>
            </table:table-cell>
            <table:table-cell table:style-name="Tableau2.C9" table:number-rows-spanned="2" office:value-type="string">
              <text:p text:style-name="P8"/>
            </table:table-cell>
          </table:table-row>
          <table:table-row table:style-name="Tableau2.9">
            <table:covered-table-cell/>
            <table:table-cell table:style-name="Tableau2.B8" office:value-type="string">
              <text:p text:style-name="P23"><text:span text:style-name="T9">$$P</text:span>M<text:span text:style-name="T9">4$$</text:span></text:p>
            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7">$$day5$$</text:p>
            </table:table-cell>
            <table:table-cell table:style-name="Tableau2.B10" office:value-type="string">
              <text:p text:style-name="P23"><text:span text:style-name="T9">$$</text:span>AM<text:span text:style-name="T9">5$$</text:span></text:p>
            </table:table-cell>
            <table:table-cell table:style-name="Tableau2.C11" table:number-rows-spanned="2" office:value-type="string">
              <text:p text:style-name="P8"/>
            </table:table-cell>
          </table:table-row>
          <table:table-row table:style-name="Tableau2.11">
            <table:covered-table-cell/>
            <table:table-cell table:style-name="Tableau2.B11" office:value-type="string">
              <text:p text:style-name="P23"><text:span text:style-name="T9">$$P</text:span>M<text:span text:style-name="T10">5$$</text:span></text:p>
            </table:table-cell>
            <table:covered-table-cell/>
          </table:table-row>
        </table:table>
        <text:p text:style-name="Standard"/>
        <text:p text:style-name="Standard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5">Total projet</text:p>
              </table:table-cell>
              <table:table-cell table:style-name="Tableau1.B1" office:value-type="string">
                <text:p text:style-name="P18">$$activityTotal$$</text:p>
              </table:table-cell>
            </table:table-row>
          </table:table-header-rows>
        </table:table>
        <text:p text:style-name="Standard"/>
        <table:table table:name="Table7" table:style-name="Table7">
          <table:table-column table:style-name="Table7.A"/>
          <text:soft-page-break/>
          <table:table-row table:style-name="Table7.1">
            <table:table-cell table:style-name="Table7.A1" office:value-type="string">
              <text:p text:style-name="P4">Cachet et signature du client</text:p>
              <text:p text:style-name="P4"/>
              <text:p text:style-name="P4"/>
              <text:p text:style-name="P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style:contextual-spacing="false" fo:line-height="110%" fo:orphans="2" fo:widows="2" fo:hyphenation-ladder-count="3" style:page-number="auto" fo:background-color="transparent" style:shadow="none">
        <style:tab-stops/>
        <style:background-image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style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style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049cm" fo:margin-bottom="0.049cm" style:contextual-spacing="false" fo:text-align="start" style:justify-single-word="false" fo:keep-together="always" style:page-number="auto" fo:background-color="transparent" text:number-lines="false" text:line-number="0"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cm" fo:margin-bottom="0.199cm" style:contextual-spacing="false" style:page-number="auto" fo:break-before="auto" fo:break-after="auto" fo:background-color="transparent" style:shadow="none">
        <style:background-image/>
      </style:paragraph-properties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style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101cm" style:contextual-spacing="false" fo:background-color="transparent" fo:padding="0cm" fo:border="none" style:shadow="none">
        <style:background-image/>
      </style:paragraph-properties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style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style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style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style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style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style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00000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style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style:contextual-spacing="false" fo:background-color="transparent" fo:padding="0cm" fo:border="none">
        <style:background-image/>
      </style:paragraph-properties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style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style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style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style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style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style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style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style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style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style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style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style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style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style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style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style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style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style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style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9.001cm" style:rel-column-width="32767*"/>
    </style:style>
    <style:style style:name="Table_5f_Cover_5f_Header.B" style:display-name="Table_Cover_Header.B" style:family="table-column">
      <style:table-column-properties style:column-width="9.001cm" style:rel-column-width="32768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$$companyAddress2$$</text:p>
              <text:p text:style-name="Address_20_Cover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1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5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2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2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3-25T10:35:23</meta:creation-date>
    <meta:editing-cycles>107</meta:editing-cycles>
    <meta:editing-duration>PT9H17M11S</meta:editing-duration>
    <meta:initial-creator>PAYSANT</meta:initial-creator>
    <dc:date>2016-05-17T11:29:10.675032495</dc:date>
    <meta:document-statistic meta:table-count="11" meta:image-count="2" meta:object-count="0" meta:page-count="2" meta:paragraph-count="68" meta:word-count="156" meta:character-count="1186" meta:non-whitespace-character-count="1097"/>
    <meta:user-defined meta:name="Info 3"/>
    <meta:user-defined meta:name="Info 4"/>
    <meta:user-defined meta:name="License">Copyright LINAGORA</meta:user-defined>
    <meta:user-defined meta:name="Project-Code"/>
  </office:meta>
</office:document-meta>
</file>